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subtitle">
      <style:graphic-properties draw:fill-color="#ffffff" draw:auto-grow-height="true" fo:min-height="18.382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title">
      <style:graphic-properties draw:auto-grow-height="true"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r6" style:family="presentation" style:parent-style-name="lyt-darkblue-title">
      <style:graphic-properties fo:min-height="3.506cm"/>
    </style:style>
    <style:style style:name="pr7" style:family="presentation" style:parent-style-name="lyt-darkblue-outline1">
      <style:graphic-properties fo:min-height="13.714cm"/>
    </style:style>
    <style:style style:name="pr8" style:family="presentation" style:parent-style-name="lyt-darkblue-subtitle">
      <style:graphic-properties draw:fill-color="#ffffff" fo:min-height="18.382cm"/>
    </style:style>
    <style:style style:name="P1" style:family="paragraph">
      <style:text-properties fo:font-family="Arial" style:font-family-generic="swiss" style:font-pitch="variable"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font-family="Arial" style:font-family-generic="swiss" style:font-pitch="variable" fo:font-size="32pt" style:font-size-asian="32pt" style:font-size-complex="32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18.382cm" svg:x="2.058cm" svg:y="0.784cm" presentation:class="subtitle">
          <draw:text-box>
            <text:p text:style-name="P1"><text:span text:style-name="T1">Exchange platform</text:span></text:p>
            <text:p text:style-name="P1"><text:span text:style-name="T2">Exchange bitcoins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3" draw:text-style-name="P3" draw:layer="layout" svg:width="23.911cm" svg:height="3.506cm" svg:x="2.058cm" svg:y="0.784cm" presentation:class="title">
          <draw:text-box>
            <text:p text:style-name="P3"><text:span text:style-name="T3">Cosa e'</text:span></text:p>
          </draw:text-box>
        </draw:frame>
        <draw:frame presentation:style-name="pr4" draw:text-style-name="P4" draw:layer="layout" svg:width="24.368cm" svg:height="13.714cm" svg:x="2.058cm" svg:y="5.453cm" presentation:class="outline" presentation:user-transformed="true">
          <draw:text-box>
            <text:p text:style-name="P4"><text:span text:style-name="T3">Piattaforma che interagisce con le richieste degli utenti autenticati offrendo la possibilita' di <text:s/>scambiarsi bitcoin senza alcun costo di commission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6" draw:text-style-name="P3" draw:layer="layout" svg:width="23.911cm" svg:height="3.506cm" svg:x="2.058cm" svg:y="0.784cm" presentation:class="title">
          <draw:text-box>
            <text:p text:style-name="P3"><text:span text:style-name="T3">Cosa offre</text:span></text:p>
          </draw:text-box>
        </draw:frame>
        <draw:frame presentation:style-name="pr7" draw:text-style-name="P3" draw:layer="layout" svg:width="24.368cm" svg:height="13.714cm" svg:x="2.058cm" svg:y="5.453cm" presentation:class="outline">
          <draw:text-box>
            <text:list text:style-name="L3">
              <text:list-header>
                <text:p text:style-name="P3"><text:span text:style-name="T3">Permette agli utenti di registrati di possedere un proprio account con una quantita' casuale di bit e moneta fiat assegnata al momento della registrazione, con la facolta' di incrementarla attraverso gli scambi con gli altri utenti o con le ricariche o convertendo la moneta fiat in bitcoin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6" draw:text-style-name="P3" draw:layer="layout" svg:width="23.911cm" svg:height="3.506cm" svg:x="2.058cm" svg:y="0.784cm" presentation:class="title">
          <draw:text-box>
            <text:p text:style-name="P3"><text:span text:style-name="T3">Cosa offre</text:span></text:p>
          </draw:text-box>
        </draw:frame>
        <draw:frame presentation:style-name="pr7" draw:text-style-name="P3" draw:layer="layout" svg:width="24.368cm" svg:height="13.714cm" svg:x="2.058cm" svg:y="5.453cm" presentation:class="outline">
          <draw:text-box>
            <text:list text:style-name="L3">
              <text:list-item>
                <text:p text:style-name="P3"><text:span text:style-name="T3">Essere a conoscenza, in ogni momento, dello stato del proprio account</text:span></text:p>
              </text:list-item>
              <text:list-item>
                <text:p text:style-name="P3"><text:span text:style-name="T3">Sapere tutti gli ordini di offerta e di vendita svolti dagli utenti</text:span></text:p>
              </text:list-item>
              <text:list-item>
                <text:p text:style-name="P3"><text:span text:style-name="T3">Essere a conoscenza di tutti gli utenti registrati</text:span></text:p>
              </text:list-item>
              <text:list-item>
                <text:p text:style-name="P3"><text:span text:style-name="T3">Sapere la quantita' di moneta fiat e bitcoins guadagnata o persa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6" draw:text-style-name="P3" draw:layer="layout" svg:width="23.911cm" svg:height="3.506cm" svg:x="2.058cm" svg:y="0.784cm" presentation:class="title">
          <draw:text-box>
            <text:p text:style-name="P3"><text:span text:style-name="T3">Gestione delle richieste</text:span></text:p>
          </draw:text-box>
        </draw:frame>
        <draw:frame presentation:style-name="pr7" draw:text-style-name="P3" draw:layer="layout" svg:width="24.368cm" svg:height="13.714cm" svg:x="2.058cm" svg:y="5.453cm" presentation:class="outline">
          <draw:text-box>
            <text:list text:style-name="L3">
              <text:list-header>
                <text:p text:style-name="P3"><text:span text:style-name="T3">La piattaforma non offre alcuna interfaccia grafica ma riceve delle richieste HTTP in formato POST o GET e risponde con un oggetto JSON:</text:span></text:p>
              </text:list-header>
              <text:list-item>
                <text:p text:style-name="P3"><text:span text:style-name="T3">{'OK': 'esito o informazioni richieste'}</text:span></text:p>
              </text:list-item>
              <text:list-item>
                <text:p text:style-name="P3"><text:span text:style-name="T3">{'Error': 'motivo del errore'}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32">
        <draw:frame presentation:style-name="pr8" draw:text-style-name="P3" draw:layer="layout" svg:width="23.911cm" svg:height="18.382cm" svg:x="2.058cm" svg:y="0.784cm" presentation:class="subtitle">
          <draw:text-box>
            <text:p text:style-name="P3"><text:span text:style-name="T3">Se vuoi vedere il progetto:</text:span></text:p>
            <text:p text:style-name="P3"><text:span text:style-name="T4">https://github.com/fachinmax/exchange_platform.gi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Unix OpenOffice.org_project/4113m1$Build-9810</meta:generator>
    <dc:title>Blu scuro</dc:title>
    <dc:description>Titoli arancioni su sfondo blu scuro</dc:description>
    <meta:creation-date>2022-12-09T11:15:15</meta:creation-date>
    <dc:language>it-IT</dc:language>
    <meta:editing-cycles>5</meta:editing-cycles>
    <meta:editing-duration>PT1H3M11S</meta:editing-duration>
    <meta:initial-creator>Max Fachin</meta:initial-creator>
    <dc:date>2022-12-09T12:18:25</dc:date>
    <dc:creator>Max Fachin</dc:creator>
    <meta:document-statistic meta:object-count="32"/>
    <meta:user-defined meta:name="Info 0"/>
    <meta:user-defined meta:name="Info 1"/>
    <meta:user-defined meta:name="Info 2"/>
    <meta:user-defined meta:name="Info 3"/>
    <meta:template xlink:type="simple" xlink:actuate="onRequest" xlink:title="Blu scuro" xlink:href="../../../../../../../../Applications/OpenOffice.app/Contents/share/template/it/layout/lyt-darkblue.otp"/>
  </office:meta>
</office:document-meta>
</file>